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Filipa  Calado</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cadc935">1. conclusion</text:a></text:p>
          <text:p text:style-name="Contents_20_2"><text:a xlink:type="simple" xlink:href="#org17bddbd">1.1. how to work with LLMs?</text:a></text:p>
          <text:p text:style-name="Contents_20_2"><text:a xlink:type="simple" xlink:href="#org1e94412">1.2. bias</text:a></text:p>
          <text:p text:style-name="Contents_20_1"><text:a xlink:type="simple" xlink:href="#org6441535">2. works</text:a></text:p>
        </text:index-body>
      </text:table-of-content>
      <text:h text:style-name="Heading_20_1" text:outline-level="1" text:is-list-header="false">
<text:bookmark-start text:name="OrgXref.orgcadc935"/>
<text:bookmark text:name="orgcadc935"/>conclusion
<text:bookmark-end text:name="OrgXref.orgcadc935"/></text:h>
      <text:h text:style-name="Heading_20_2" text:outline-level="2" text:is-list-header="false">
<text:bookmark-start text:name="OrgXref.org17bddbd"/>
<text:bookmark text:name="org17bddbd"/>how to work with LLMs?
<text:bookmark-end text:name="OrgXref.org17bddbd"/></text:h>
      <text:p text:style-name="Text_20_body">In the prescient 1995 novel <text:span text:style-name="Emphasis">Galatea 2.2</text:span>, by Richard Powers, a
computer is "trained" to generate text in much the same way that an
LLM (Large Language Model) is today: by reading massive amounts of
text. This computer, known as Helen, "reads" literature until she is
proficient enough to pass a masters-level English exam. While Helen
quickly develops her cognitive capacities, she also begins to gain a
personality, and eventually, an ambition to transcend her existance as
a mere machine. For the exam's written portion, she composes a
poignant post-colonial critique of Caliban's speech from The
Tempest,<text:note text:id="fn1" text:note-class="footnote"><text:note-citation>1</text:note-citation><text:note-body><text:p text:style-name="Footnote">Be not afeard; the isle is full of noises,
Sounds and sweet airs, that give delight, and hurt not.
Sometimes a thousand twangling instruments
Will hum about mine ears; and sometime voices,
That, if I then had waked after long sleep,
Will make me sleep again: and then, in dreaming,
The clouds methought would open, and show riches
Ready to drop upon me; that, when I waked,
I cried to dream again. (III.ii.130–138)
</text:p></text:note-body></text:note> in which she directly addresses her human programmers:
"You are the ones who can hear airs. Who can be frightened or
encouraged. You can hold things and break them and fix them. I never
felt at home here. This is an awful place to be dropped down halfway"
(326). After leaving this note, Helen self-destructs. She refuses to
endure an existence that is all cognition and no sensation.
</text:p>
      <text:p text:style-name="Text_20_body">Thoughout this dissertation, I have examined coding logics and
concepts, data formats and structures, and the relationship between
data and its abstraction. I have explored how these forms of
digitality might engage with textual forms in a way that brings their
expressive potential to the surface. I close this examination with a
meditation on how we can take these lessons to approach the next major
technological development in electronic text–Large Language Models
(LLMs). 
</text:p>
      <text:p text:style-name="Text_20_body">Recently, the question of computer "intelligence" and "consciousness"
has resurfaced in discussions about LLMs and their derivatives, like
Chat-GPT.<text:note text:id="fn2" text:note-class="footnote"><text:note-citation>2</text:note-citation><text:note-body><text:p text:style-name="Footnote">This question of computer "intelligence" has been posed and
answered repeatedly since humans first imagined intelligent machines
half a century ago. One of these imaginations, Alan Turing's, finds
the question of intelligence to be problematic, because there is no
general consensus for what constitutes thinking or feeling in the
first place. Rather, he rephrases the question in his famous " Test"
to one about performance—-to whether or not a computer can verbally
impersonate a human well enough to trick another human into believing
it is intelligent. See Turning, Alan. "Computing Machinery and
Intelligence."
</text:p></text:note-body></text:note> This June, <text:span text:style-name="Emphasis">Critical Inquiry</text:span> pulished a forum on the
issue, "Again Theory: A Forum on Language, Meaning, and Intent in the
Time of Stochastic Parrots." Playing on the title of two influential
academic papers, the first from 1982, by Steven Knapp and Walter Benn
Michaels, "Again Theory," and the second from 2021, by Emily Bender
et. Al, "On the Dangers of Stochastic Parrots: Can Language Models Be
Too Big?," the forum explores the role of <text:span text:style-name="Emphasis">intent</text:span> in textual
interpretation. For the writers, the question is a thrilling
one–bringing foundational premises for literary theory and
hermeneutical processes to bear on cutting-edge so-called "AI" tools
being developed today. After all, excavating meaning from texts that
have been severed from an explicit intention or known author is
something that humanists have been doing for centuries. It seems all
of the training in "authorial intent," "différance," what Ted
Underwood in the forum describes as "the refusal to ground language in
an experiencing subject," has prepared us for this current moment
(par. 11).
</text:p>
      <text:p text:style-name="Text_20_body">To the question of whether or not a generated text can be said to have
"intent," most of literary critics here and elsewhere believe that
they cannot, at least not yet.<text:note text:id="fn3" text:note-class="footnote"><text:note-citation>3</text:note-citation><text:note-body><text:p text:style-name="Footnote">It is important to note that some do think intention is
inherent to programming. N. Katherine Hayles, who writes the
"Afterword" to the forum, explains that these programs do have
intention, if not because they have explicit intentions in their
programming, but also because they were created by humans with
intention.
</text:p></text:note-body></text:note> The ability to guess the next word in a
sequence does not indicate an underlying intelligence. It only
indicates an advanced computer model that has consumed enough data to
make accurate predictions about which word should follow another word.
</text:p>
      <text:p text:style-name="Text_20_body">But that doesn't mean that intention does not or cannot exist. Andrew
Piper, for example, claims that "the relationship between language and
thought is… reversed in a language model."  According to Piper,
language may very well be the material from which concepts like agency
and individuality are produced and constituted. He explains, "Usually
we think an entity has wants and needs and then figures out methods to
communicate them. A language model works the other way round. It has
an extensive web of language and from that emerges a sense of wants
and needs."
</text:p>
      <text:p text:style-name="Text_20_body">This view recalls another scene from <text:span text:style-name="Emphasis">Galatea 2.2</text:span>, where one of
Helen's programmers, a computer scientist, explains to the other
programmer, a fiction writer, how intelligence works:
</text:p>
      <text:p text:style-name="Quotations">We humans are winging it, improvising. Input pattern x sets off
associative matrix y, which bears only the slightest relevance to the
stimulus and its often worthless. Conscious intelligence is smoke and
mirrors. Almost free-associative. Nobody really responds to anybody
else, per se. We all spout our canned and thumbnailed scripts, with
the barest minimum of polite segues. Granted, we are remarkably fast
at index and retrieval. 86
</text:p>
      <text:p text:style-name="Text_20_body">Anybody who has interacted with ChatGPT will know that there is a
certain repetitiveness to its responses. In most cases, the bot's
sentence structure mirrors that of the question. In the above
dialogue, the fiction writer quickly realizes a darker implication
that the computer scientist is making about human intelligence. He
declares, "You're not elevating the machine, you’re debasing us." To
which the computer scientist smugly quips, "Have you read an
undergraduate paper lately?" (86).
</text:p>
      <text:p text:style-name="Text_20_body">Leaving the joke aside, the idea that language is the raw material for
the creation of a subject, that it is the structure through which
subjectivity (however defined) can be said to emerge has been made
over and over by critical theorists.<text:note text:id="fn4" text:note-class="footnote"><text:note-citation>4</text:note-citation><text:note-body><text:p text:style-name="Footnote">See Butler, Judith. "Performative Acts and Gender
Constitution."
</text:p></text:note-body></text:note> According to this view, a
subject does not express thoughts or feelings, but rather, patterns of
thought and feelings are what bring a personality into
being. Following this logic, an LLM might <text:span text:style-name="Emphasis">eventually</text:span> accumulate
something like a personality by spewing massive amounts of text.
</text:p>
      <text:p text:style-name="Text_20_body">But other perspectives on AI “consciousness” exist. In Computational
Linguistics, for example, the work of Emily Bender, one of the authors
of the "Stochastic Parrots" paper which inpsired the <text:span text:style-name="Emphasis">Critical
Inquiry</text:span> forum, argues that so called "Artificial Intelligence" isn't
intelligent at all, but just highly efficient at pattern
matching. Bender has an intimate understanding of how computers
process language, having spent her professional life using
computational methods to study languages and grammars. The real danger
of LLMs is that they concentrate power, perpetuate systemic
discrimination and oppression, and proliferate
disinformation. According to Bender, the issue is not that technology
understands humans, but that humans misunderstand it. In an earlier
paper, "Climbing Towards NLU," she and her co-author, Alexander
Koller, explain that while LLMs may be adept at "learning" language
patterns from processing large amounts of text data, they do not
intuit intent, a process summarized by the concise formula of M ⊆ E ×
I, where meaning equals expression and intent. Here, intent is not
contained within word forms, but is something external, which can only
be deduced or imagined in the mind of the interlocutor. Bender and
Koller argue that becuase intent is external, it will alway remain
inaccessible to computers, who are constrained to a training process
that consists of passively processing text. Studies in language
acquisition have already proved such this idea to be problematic, such
as those that test language learning from watching TV. Humans must be
active participants in order to construct meaning.
</text:p>
      <text:p text:style-name="Text_20_body">Regardless on view of intention, the benefit, according to most
Literary Studies scholars, is how they will impact the study of word
forms. As statistical pattern-matching juggernauts, they can explore
combinations of letters, words, syntaxes, styles, and genres more
robustly than any human can dream. Writing the "Afterword" to the
<text:span text:style-name="Emphasis">Critical Inquiry</text:span> forum, N. Katherine Hayles points out that "LLMs
are like the figure, beloved by philosophers, of a brain in a vat;
they construct models not of the world, but only models of language"
(par. 4). 
</text:p>
      <text:p text:style-name="Text_20_body">Moreover, due to the neural network that underlies their operation,
they detect textual forms that are totally unexpected. They can take
small details in word choice and rhetoric and make stunning inferences
about style, for example. Hayles elaborates that their "inference[s]
themselves form networks that lead to higher-order inferences, for
example, in the leap from style to genre" ("Afterword par. 3). 
</text:p>
      <text:p text:style-name="Text_20_body">Underwood suggests that LLMs might be used for comparative analysis,
"not to mimic individual language understanding, but to represent
specific cultural practices (like styles or expository templates) so
they can be studied and creatively remixed."
</text:p>
      <text:h text:style-name="Heading_20_2" text:outline-level="2" text:is-list-header="false">
<text:bookmark-start text:name="OrgXref.org1e94412"/>
<text:bookmark text:name="org1e94412"/>bias
<text:bookmark-end text:name="OrgXref.org1e94412"/></text:h>
      <text:p text:style-name="Text_20_body">It is obvious to a literary scholar like myself, who has spent the
last three chapters excavating meaning from expressive word forms,
that LLMs have a lot to offer the study of language, particularly
within the context of Literary Studies. However, the question of how
to analyze intent in automated text seems to have wider ramifications
than Literary Studies, wider than the authors of the <text:span text:style-name="Emphasis">Critical
Inquiry</text:span> forum seem to suggest.
</text:p>
      <text:p text:style-name="Text_20_body">The problem is that, regardless of the source of intentionality–
whether it is in the generated text, computer program, the end user,
or elsewhere–human readers will always ascribe intent to words they
read. And the words that these language models generate is highly and
unavoidably biased. Bias adheres throughout each step of building a
language model–from data gathering, to cleaning, to the statistical
processing of text. As Bender et al. explain, they gather text from as
many websites as possible, particularly internet spaces that
overrepresent young and male viewpoints, for example, the population
which dominates Reddit.com. Then, the content is run through a data
cleaning process to remove bias and discrimination. This cleaning
process, however, tries automate the cleaning process by filtering out
data which contains offensive words.<text:note text:id="fn5" text:note-class="footnote"><text:note-citation>5</text:note-citation><text:note-body><text:p text:style-name="Footnote">One such list, the "Dirty, Naughty, Obscene or Otherwise Bad
Words" can be found at
<text:a xlink:type="simple" xlink:href="https://github.com/LDNOOBW/List-of-Dirty-Naughty-Obscene-and">https://github.com/LDNOOBW/List-of-Dirty-Naughty-Obscene-and</text:a>-
Otherwise-Bad-Words/blob/master/en
</text:p></text:note-body></text:note> The problem with this
process is that it removes <text:span text:style-name="Emphasis">any</text:span> page containing the offensive words,
even those pages written from the perspective of marginalized groups
to educate, reclaim, or add nuance around the word. The resulting
language model only know that word as a forbidden one. After cleaning,
the remaining content is fed through algorithms that calculate word
vectors for each word in the dataset.<text:note text:id="fn6" text:note-class="footnote"><text:note-citation>6</text:note-citation><text:note-body><text:p text:style-name="Footnote">See chapter one for an explanation of word vectors, or "Word
Embeddings."
</text:p></text:note-body></text:note> Because these algorithms
are designed to seek out patterns in the data, using statistics to
surface the most frequent contexts of each word, the resulting vector
reflects a majority perspective on the word's usage. This is how,
regarless of the diversity of sources in the training data, what
Bender et al. describe as "hegemonic viewpoints," which are "[i]n the
case of US and UK English… means that white supremacist and
misogynistic, ageist" views become amplified over minority
perspectives in the final language model (613).
</text:p>
      <text:p text:style-name="Text_20_body">Despite widespread agreement that AI tools are discriminatory and
minorities, especially women and people of color,<text:note text:id="fn7" text:note-class="footnote"><text:note-citation>7</text:note-citation><text:note-body><text:p text:style-name="Footnote">See Buolamwini, Joy and Timnit Gebru, "Gender Shades."
</text:p></text:note-body></text:note> solutions for
developing ethical AI often overlook how discrimination begins with
seemingly harmless choices about language. Here, I focus on one
particular problem with the above training process–that there is no
way to automate the removal of bias and discrimination. Whether a
certain word or idea is offensive depends on the rhetorical situation,
particularly on who is speaking, and to whom. How do subtle elements
like word choice, tone, and voice enable and amplify prejudice?  And
how do these elements translate into quantitative representations of
words that are computed by machine learning algorithms. A larger
question, how do large-language models transform expressions of
embodiment, difference, and marginalization into computable formats?
</text:p>
      <text:p text:style-name="Text_20_body">If any group of people is equipped to deconstruct the ways that the
cleaning process handles minority viewpoints, it is one like the
writers of the <text:span text:style-name="Emphasis">Critical Inquiry</text:span> forum, who have spent their careers
studying how language creates and perpetuates power structures and
social norms. It is in particular the humanists in Cultural and Ethnic
Studies, who apply lenses from Queer, Black, Chicanx, Global South,
Indigenous, and other minority perspectives as frameworks for
analyzing cultural materials.
</text:p>
      <text:p text:style-name="Text_20_body">LLMs offer opportunities for studying how language encodes and
perpetuates bias, racism, and xenophobia in general. However, the
powers who train and distribute the LLMs are not terribly interested
in studying how language engages with bias, despite their statements
to the contrary.<text:note text:id="fn8" text:note-class="footnote"><text:note-citation>8</text:note-citation><text:note-body><text:p text:style-name="Footnote">See Gebru, Timnit et. al., "Statement From The Listed Authors
Of Stochastic Parrots On The 'Ai Pause' Letter."
</text:p></text:note-body></text:note> Rather, they are interested in developing
products that will be attractive to everyday people and businesses,
such as the numerous tools already being developed from GPT-4
technology. In this race to monetize the technology, dominant and
discriminatory view from training set will perpetuate into new
environments.
</text:p>
      <text:p text:style-name="Text_20_body">One solution is training. Not the way language models are trained, but
the way that Literary Studies students are trained. The confines of
the discipline need to be pushed, expanded, to consider how computer
programming languages like Python (which is the standard language for
machine learning) and Natural Language Processing algorithms engage
with literary analysis and interpretation. Computer languages and
algorithms consist of highly structured language forms, yet most
students in Literary Studies have no idea (and resultingly, no
interest) in their relation to semantics, intent, and
interpretation. For example, in <text:span text:style-name="Emphasis">Galatea 2.2</text:span>, the narrator makes a
connection between neural networks and metaphors. In the process of
training the computer, she makes a casual comment that the leaves fall
from trees in autumn because the trees grow old and bald. The narrator
then makes a realization about meaning: 
</text:p>
      <text:p text:style-name="Quotations">Associations of associations. It struck me. Each neuron formed a
middle term in continuous, elaborate, brain-wide pun…. Meaning was
not a pitch but an interval. It sprang from the depth of disjunction,
the distance between one circuit’s center and the edge of
another. Representation caught the sign napping, with its semantic
pants down. Sense lay in metaphor’s embarrassment at having two takes
on the same thing. 154
</text:p>
      <text:p text:style-name="Text_20_body">The narrator here explains the power of metaphor, which lies in making
connections between two dissimilar things, by yoking it to the
structure of the neural network. A neural network is a network of
separate computer processes in which the output of one feeds into the
input of the other. Each processor "fires" (like a neuron) when
adequately stimulated. As the signals loop through the system, they
create new paths, a kind of "associative learning." Here, the narrator
compares that which powers the metaphor, a leap in speculation, with
the leap between the "neurons" in a neural network.
</text:p>
      <text:p text:style-name="Text_20_body">We need Literary Studies scholars who can think capaciously about
concepts like algorithms, neural networks, and word vectors. We need
scholars who can find alignment between different formal systems in
literary theory and mathematics, particularly in linear algebra,
statistics, and calculus.
</text:p>
      <text:p text:style-name="Text_20_body">Most crucially, however, these areas repsonsible for building machine
learning tools need people who understand the ways that langauge
<text:span text:style-name="Emphasis">doesn't</text:span> work, the ways that language fails to work, fails to
move. As Eve Sedgwick points out, merely knowing that something is
true, revealing the presence of systematic oppression, injustice,
discrimination, for example, is not enough to "enjoin that person to
any specific train of epistemological or narrative consequences"
(123).<text:note text:id="fn9" text:note-class="footnote"><text:note-citation>9</text:note-citation><text:note-body><text:p text:style-name="Footnote">Eve Kosofsky Sedgwick relates a conversation between herself
and a friend during few years of the AIDS crisis, when speculation
about the government's complicity in spreading the virus is
rampant. At the time, Sedgwick wonders whether "the lives of African
Americans are worthless in the eyes of the United States; that gay men
and drug users are held cheap where they aren't actively hated"
(123). Her friend counters this suspicion, pointing out that knowledge
of conspiracy doesn't achieve anything on its own: "Supposing we were
ever sure of all those things–what would we know then that we don't
already know?"(123).
</text:p></text:note-body></text:note>
</text:p>
      <text:p text:style-name="Text_20_body">To illustrate the , I close with one more close-reading that returns
to Virginia Woolf's <text:span text:style-name="Emphasis">Orlando: A Biography</text:span>. In my first chapter, I
made the case for a crisis of signification that builds throughout the
novel, a crisis in which both Orlando and the narrator struggle with
language's ability to represent reality. In that chapter, I left out
one scene in which the crisis seems to collapse upon itself, where
words totaly fail. Here, the biographer drops his pretension not only
toward accuracy, but toward all kind of representation. A great blank
space is inserted into the text, a space for the reader to fill,
speculating about the conversation between Orlando and her lover,
Shel, which is missing from the story:
</text:p>
      <text:p text:style-name="Quotations">'Shel, my darling,' she began again, 'tell me…' and so they talked
two hours or more, perhaps about Cape Horn, perhaps not, and really it
would profit little to write down what they said, for they knew each
other so well that they could say anything, which is tantamount to
saying nothing, or saying such stupid, prosy things as how to cook an
omelette, or where to buy the best boots in London, things which have
no lustre taken from their setting, yet are positively of amazing
beauty within it. For it has come about, by the wise economy of
nature, that our modern spirit can almost dispense with language; the
commonest expressions do, since no expressions do; hence the most
ordinary conversation is often the most poetic, and the most poetic is
precisely that which cannot be written down. For which reasons we
leave a great blank here, which must be taken to indicate that the
space is filled to repletion. 
</text:p>
      <text:p text:style-name="Quotations">185-186
</text:p>
      <text:p text:style-name="Text_20_body">As a formal device, the space break literalizes the inadequacy of
language. The space break, which is meant to signify the conversation
that passes between Orlando and Shel ("filled to repletion") actually
functions by signifying nothing. According to Katheryn N. Benzel, this
moment creates literal space for the reader to fill in with her own
interpretation of the scene, and perhaps also to resolve the paradox
about language, where "the most ordinary conversation is often the
most poetic, and the most poetic is precisely that which cannot be
written down." 
</text:p>
      <text:p text:style-name="Text_20_body">The reason that language is inadequate is because it doesn't
execute. The phrase, "since no expressions do" plays on a dual meaning
of "do," which on the one hand means adequacy, and in another means
action. Perhaps it means that language is inadequate because it does
not enact. The pithyness of this phrase, just four words which begins
with the conditional "since" and the enactive "do," evoke a kind of
programmatic logic. And this programmatic logic signifies that
language can express meaning, it can even produce meaning, but on its
own, it does not do.
</text:p>
      <text:h text:style-name="Heading_20_1" text:outline-level="1" text:is-list-header="false">
<text:bookmark-start text:name="OrgXref.org6441535"/>
<text:bookmark text:name="org6441535"/>works
<text:bookmark-end text:name="OrgXref.org6441535"/></text:h>
      <text:p text:style-name="Text_20_body">Benzel, Kathryn N. “Reading Readers In Virginia Woolf’S ‘Orlando: A
 Biography.’” <text:span text:style-name="Emphasis">Style</text:span>, vol. 28, no. 2, 1994, pp. 169–82.
</text:p>
      <text:p text:style-name="Text_20_body">Buolamwini, Joy, and Timnit Gebru. “Gender Shades: Intersectional
 Accuracy Disparities in Commercial Gender Classification.”
 Proceedings of the 1st Conference on Fairness, Accountability and
 Transparency, PMLR, 2018, pp. 77–91.
</text:p>
      <text:p text:style-name="Text_20_body">Butler, Judith. "Performative acts and gender constitution: An essay
 in phenomenology and feminist theory." <text:span text:style-name="Emphasis">Feminist theory
 Reader</text:span>. Routledge, 2020. 353-361.
</text:p>
      <text:p text:style-name="Text_20_body">"Dirty, Naughty, Obscene or Otherwise Bad Words."
 <text:a xlink:type="simple" xlink:href="https://github.com/LDNOOBW/List-of-Dirty-Naughty-Obscene-and-Otherwise-Bad-Words/blob/master/en">https://github.com/LDNOOBW/List-of-Dirty-Naughty-Obscene-and-Otherwise-Bad-Words/blob/master/en</text:a>
</text:p>
      <text:p text:style-name="Text_20_body">Gebru, Timnit, Emily M. Bender, Angelina McMillan-Major, Margaret
 MitchEll. "Statement From The Listed Authors Of Stochastic Parrots On
 The 'Ai Pause' Letter." <text:span text:style-name="Emphasis">Distributed AI Research Institute</text:span>. March
 31, 2023.
</text:p>
      <text:p text:style-name="Text_20_body">Hayles, N. Katherine. "Afterword: Learning to Read AI Texts" in "Again
 Theory: A Forum on Language, Meaning, and Intent in a Time of
 Stochastic Parrots," <text:span text:style-name="Emphasis">Critical Inquiry</text:span>. 30 June 2023.
</text:p>
      <text:p text:style-name="Text_20_body">Piper, Andrew <text:span text:style-name="Emphasis">_akpiper</text:span>. "There is so much to say about the @nytimes
 #BingChat transcript. That so many people are drawing on literary /
 film references to make sense of what is going on is telling." Feb
 16, 2023. <text:a xlink:type="simple" xlink:href="https://twitter.com/_akpiper/status/1626239843905974274">https://twitter.com/_akpiper/status/1626239843905974274</text:a>
</text:p>
      <text:p text:style-name="Text_20_body">Sedgwick, Eve Kosofsky, and Adam Frank. <text:span text:style-name="Emphasis">Touching Feeling: Affect,
 Pedagogy, Performativity</text:span>. Duke University Press, 2003.
</text:p>
      <text:p text:style-name="Text_20_body">Siraganian, Lisa. "On Accidental and Parasitic Language" in "Again Theory: A
 Forum on Language, Meaning, and Intent in a Time of Stochastic
 Parrots," <text:span text:style-name="Emphasis">Critical Inquiry</text:span>. 26 June 2023.
</text:p>
      <text:p text:style-name="Text_20_body">Turing, Alan. "Computing Machinery and Intelligence." <text:span text:style-name="Emphasis">Mind</text:span>
 59.236. 1950.
</text:p>
      <text:p text:style-name="Text_20_body">Underwood, Ted. "The Empirical Triumph of Theory" in "Again Theory: A
 Forum on Language, Meaning, and Intent in a Time of Stochastic
 Parrots," <text:span text:style-name="Emphasis">Critical Inquiry</text:span>. June 29, 2023.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Filipa  Calado</dc:creator>
    <meta:initial-creator>Filipa  Calado</meta:initial-creator>
    <dc:date>2023-07-27T12:50:01</dc:date>
    <meta:creation-date>2023-07-27T12:50:01</meta:creation-date>
    <meta:generator>Emacs 26.2 (Org mode 9.1.9)</meta:generator>
    <meta:keyword/>
    <dc:subject/>
    <dc:title/>
  </office:meta>
</office:document-meta>
</file>